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8pt" fo:language="it" fo:country="IT" fo:font-weight="bold" officeooo:rsid="0006c6c4" officeooo:paragraph-rsid="0006c6c4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font-size="14pt" fo:language="it" fo:country="IT" officeooo:rsid="000ea412" officeooo:paragraph-rsid="000ea412" style:font-size-asian="14pt" style:font-size-complex="14pt"/>
    </style:style>
    <style:style style:name="P3" style:family="paragraph" style:parent-style-name="Standard">
      <style:text-properties style:font-name="Calibri" fo:font-size="14pt" fo:language="it" fo:country="IT" officeooo:rsid="00118eb2" officeooo:paragraph-rsid="00118eb2" style:font-size-asian="14pt" style:font-size-complex="14pt"/>
    </style:style>
    <style:style style:name="P4" style:family="paragraph" style:parent-style-name="Standard">
      <style:text-properties style:font-name="Calibri" fo:font-size="14pt" fo:language="it" fo:country="IT" officeooo:rsid="000fca71" officeooo:paragraph-rsid="000fca71" style:font-size-asian="14pt" style:font-size-complex="14pt"/>
    </style:style>
    <style:style style:name="P5" style:family="paragraph" style:parent-style-name="Standard" style:list-style-name="L1">
      <style:text-properties style:font-name="Calibri" fo:font-size="14pt" fo:language="it" fo:country="IT" officeooo:rsid="00118eb2" officeooo:paragraph-rsid="00118eb2" style:font-size-asian="14pt" style:font-size-complex="14pt"/>
    </style:style>
    <style:style style:name="P6" style:family="paragraph" style:parent-style-name="Standard">
      <style:text-properties style:font-name="Calibri" fo:font-size="14pt" fo:language="it" fo:country="IT" officeooo:rsid="0006dab4" officeooo:paragraph-rsid="0006dab4" style:font-size-asian="14pt" style:font-size-complex="14pt"/>
    </style:style>
    <style:style style:name="P7" style:family="paragraph" style:parent-style-name="Standard">
      <style:text-properties style:font-name="Calibri" fo:font-size="14pt" fo:language="it" fo:country="IT" style:text-underline-style="long-dash" style:text-underline-width="auto" style:text-underline-color="font-color" officeooo:rsid="0006dab4" officeooo:paragraph-rsid="0006dab4" fo:background-color="#ffff00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long-dash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1"/>
      <text:p text:style-name="P2">Tipologia(<text:span text:style-name="T1">ID</text:span>, Nome)</text:p>
      <text:p text:style-name="P2">Nazione(<text:span text:style-name="T1">ID</text:span>, Nome)</text:p>
      <text:p text:style-name="P2">Razza(<text:span text:style-name="T1">ID,</text:span> Nome)</text:p>
      <text:p text:style-name="P3">Specialita(<text:span text:style-name="T1">ID</text:span>, Nome)</text:p>
      <text:p text:style-name="P2">Fantino(<text:span text:style-name="T1">ID</text:span>, Nome, Cognome, Sesso, Data)</text:p>
      <text:p text:style-name="P2">Scuderia(<text:span text:style-name="T1">ID</text:span>, Nome, <text:span text:style-name="T2">Nazione</text:span>)</text:p>
      <text:p text:style-name="P4">Gara(<text:span text:style-name="T1">Codice</text:span>, Data, Orario, Duarata, Denominazione, <text:span text:style-name="T2">Specialita</text:span>)</text:p>
      <text:p text:style-name="P4">Cavallo(<text:span text:style-name="T1">ID</text:span>, Nome, Anno, Sesso, <text:span text:style-name="T2">Scuderia</text:span>, <text:span text:style-name="T2">Razza</text:span>)</text:p>
      <text:p text:style-name="P3">Partecipazione (<text:span text:style-name="T1">ID</text:span>, <text:span text:style-name="T2">Cavallo</text:span>, <text:span text:style-name="T2">Gara</text:span>, <text:span text:style-name="T2">Fantino</text:span>, Posizione)</text:p>
      <text:p text:style-name="P3"/>
      <text:p text:style-name="P3">Si rende nota che nella tabella Partecipazione sono presenti le seguenti univocità:</text:p>
      <text:p text:style-name="P3"/>
      <text:list text:style-name="L1">
        <text:list-item>
          <text:p text:style-name="P5">Cavallo, Gara</text:p>
        </text:list-item>
        <text:list-item>
          <text:p text:style-name="P5">Gara, Posizione</text:p>
        </text:list-item>
      </text:list>
      <text:p text:style-name="P3"/>
      <text:p text:style-name="P3">In quanto un cavallo non può partecipare nella stessa gara due volte e in una gara non due o pià cavalli non possono arrivare alla stessa posizione di arrivo.</text:p>
      <text:p text:style-name="P3"/>
      <text:p text:style-name="P6"/>
      <text:p text:style-name="P6">NOTA:<text:line-break/><text:span text:style-name="T3">PRIMARY KEY</text:span></text:p>
      <text:p text:style-name="P7">FOREIGN KE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9:50:05.614949927</meta:creation-date>
    <dc:date>2025-06-11T14:34:33.690445242</dc:date>
    <meta:editing-duration>PT1H16M34S</meta:editing-duration>
    <meta:editing-cycles>3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6" meta:word-count="88" meta:character-count="616" meta:non-whitespace-character-count="546"/>
  </office:meta>
</office:document-meta>
</file>